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bce" officeooo:paragraph-rsid="0002fb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os de imagens</text:p>
      <text:p text:style-name="P1"/>
      <text:p text:style-name="P1"><text:tab/>Podemos inserir, três tipos de fundos, usando duas tags semelhantes, A primeira é a background-color: White; com essa tag, conseguimos inserir um fundo colorido simples. A segunda é a background-image: linear ou radious-gradient(to bottom, to right, to left, etc…, yelow, blue);que serve para inserirmos um degrade, e por fim, temos a tag background-image: url(“imagem.png”) que serve para inserirmos uma imagem exter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20:39:25.741000000</meta:creation-date>
    <dc:date>2022-10-04T20:57:19.347000000</dc:date>
    <meta:editing-duration>PT1M6S</meta:editing-duration>
    <meta:editing-cycles>1</meta:editing-cycles>
    <meta:document-statistic meta:table-count="0" meta:image-count="0" meta:object-count="0" meta:page-count="1" meta:paragraph-count="2" meta:word-count="64" meta:character-count="437" meta:non-whitespace-character-count="374"/>
    <meta:generator>LibreOffice/7.4.1.2$Windows_X86_64 LibreOffice_project/3c58a8f3a960df8bc8fd77b461821e42c061c5f0</meta:generator>
  </office:meta>
</office:document-meta>
</file>